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0D686CE10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="Arrow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81cm" svg:height="7.547cm" svg:x="4.5cm" svg:y="7.953cm">
          <draw:image xlink:href="Pictures/100000000000012C000000D686CE10ED.png" xlink:type="simple" xlink:show="embed" xlink:actuate="onLoad">
            <text:p/>
          </draw:image>
        </draw:frame>
        <draw:path draw:style-name="gr2" draw:text-style-name="P1" draw:layer="layout" svg:width="1.328cm" svg:height="-0.001cm" draw:transform="skewX (1.5421729270619) rotate (-1.57079632679579) translate (12cm 12.8998881953463cm)" svg:viewBox="0 0 1329 0" svg:d="m1329-24000c-1182 0-1185 0-1329 0">
          <text:p/>
        </draw:path>
        <draw:frame draw:style-name="gr3" draw:text-style-name="P2" draw:layer="layout" svg:width="5cm" svg:height="1.25cm" svg:x="9.6cm" svg:y="11.9cm">
          <draw:text-box>
            <text:p text:style-name="P1"><text:span text:style-name="T1">click he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andeep Bhat</meta:initial-creator>
    <meta:creation-date>2010-07-09T19:50:56</meta:creation-date>
    <dc:date>2010-07-09T20:28:47</dc:date>
    <dc:creator>Sandeep Bhat</dc:creator>
    <meta:editing-duration>PT00H18M48S</meta:editing-duration>
    <meta:editing-cycles>2</meta:editing-cycles>
    <meta:generator>OpenOffice.org/3.1$Linux OpenOffice.org_project/310m19$Build-9420</meta:generator>
    <meta:document-statistic meta:object-count="3"/>
  </office:meta>
</office:document-meta>
</file>